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fo:font-weight="bold" style:font-size-asian="12pt" style:font-weight-asian="bold" style:font-size-complex="12pt" style:font-weight-complex="bold"/>
      <style:map style:condition="cell-content()=&quot;y&quot;" style:apply-style-name="Good" style:base-cell-address="Sheet1.D2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tkinson Hyperlegible" fo:font-size="12pt" style:font-size-asian="12pt" style:font-size-complex="12pt"/>
      <style:map style:condition="cell-content()=&quot;y&quot;" style:apply-style-name="Good" style:base-cell-address="Sheet1.D2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/>
        <table:table-row table:style-name="ro1">
          <table:table-cell table:number-columns-repeated="3"/>
          <table:table-cell table:style-name="Default"/>
          <table:table-cell table:style-name="ce1" table:number-columns-repeated="16380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ilename</text:p>
          </table:table-cell>
          <table:table-cell table:style-name="ce7" office:value-type="string" calcext:value-type="string">
            <text:p>Done?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1">
            <text:p>Strings</text:p>
          </table:table-cell>
          <table:table-cell table:style-name="ce6" office:value-type="string" calcext:value-type="string">
            <text:p>1_6_String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tionDescrip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igCrafta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ilding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Bundle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haracter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credi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Enchantment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armAnimal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urnitu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xic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oca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Concess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Reaction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vi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ote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NPCNam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Objec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nt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ir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impleNonVillagerDialogu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cialOrderString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eechBubb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CSFi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tringsFromMap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ol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U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eapon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2"/>
          <table:table-cell table:style-name="ce12" office:value-type="string" calcext:value-type="string">
            <text:p>WorldMap</text:p>
          </table:table-cell>
          <table:table-cell table:style-name="ce10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30">
            <text:p>Strings/schedules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lly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Data</text:p>
          </table:table-cell>
          <table:table-cell table:style-name="ce6" office:value-type="string" calcext:value-type="string">
            <text:p>Achievements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o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ndl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ngagement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xtra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nster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NPCGiftTaste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uest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SecretNote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44">
            <text:p>Data/Events</text:p>
          </table:table-cell>
          <table:table-cell table:style-name="ce6" office:value-type="string" calcext:value-type="string">
            <text:p>AbandonedJojaMart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nimal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rchaeolog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ckwood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athHouse_Poo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eac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oatTunne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BusSt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ommunityCent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sertFestiv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r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ish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or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ospita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Hu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Nor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Sout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IslandWes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s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nor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ounta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QiNut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lroa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loo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cience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edSho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w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nroo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mp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ow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Trailer_Big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zardHous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oods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Data/Festivals</text:p>
          </table:table-cell>
          <table:table-cell table:style-name="ce6" office:value-type="string" calcext:value-type="string">
            <text:p>fall16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fall27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FestivalDates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13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pring24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11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ummer2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nter8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nter25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/TV</text:p>
          </table:table-cell>
          <table:table-cell table:style-name="ce6" office:value-type="string" calcext:value-type="string">
            <text:p>CookingChanne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TipChannel</text:p>
          </table:table-cell>
          <table:table-cell table:style-name="ce10"/>
          <table:table-cell table:style-name="ce1" table:number-columns-repeated="16380"/>
        </table:table-row>
        <table:table-row table:style-name="ro1">
          <table:table-cell/>
          <table:table-cell table:style-name="ce5" office:value-type="string" calcext:value-type="string" table:number-columns-spanned="1" table:number-rows-spanned="52">
            <text:p>Characters/Dialogue</text:p>
          </table:table-cell>
          <table:table-cell table:style-name="ce6" office:value-type="string" calcext:value-type="string">
            <text:p>Abigail</text:p>
          </table:table-cell>
          <table:table-cell table:style-name="ce8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roli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li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emetri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Dwarf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Evely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eorge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Gil</text:p>
          </table:table-cell>
          <table:table-cell table:style-name="ce9" office:value-type="string" calcext:value-type="string">
            <text:p>y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G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a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Jod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ah</text:p>
          </table:table-cell>
          <table:table-cell table:style-name="ce9"/>
          <table:table-cell table:style-name="ce1" table:number-columns-repeated="16380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Leo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oMainland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ewi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Lin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ni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bigail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Alex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lliot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Emi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l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Harve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Krobus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Leah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Mar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riageDialogue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Maru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office:annotation draw:style-name="gr1" svg:width="2.899cm" svg:height="1.799cm" svg:x="14.623cm" svg:y="88.091cm" draw:caption-point-x="-0.61cm" draw:caption-point-y="1.51cm">
              <dc:creator>Unknown Author</dc:creator>
              <dc:date>2026-04-17T17:25:02</dc:date>
              <text:p>The only file with a space in the name?</text:p>
            </office:annotation>
            <text:p>Mister Qi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en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Pierr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ain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Robi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m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and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ebastian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Shane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Vincent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Willy</text:p>
          </table:table-cell>
          <table:table-cell table:style-name="ce9"/>
          <table:table-cell table:style-name="ce1" table:number-columns-repeated="16380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Wizard</text:p>
          </table:table-cell>
          <table:table-cell table:style-name="ce10"/>
          <table:table-cell table:style-name="ce1" table:number-columns-repeated="16380"/>
        </table:table-row>
        <table:table-row table:style-name="ro1" table:number-rows-repeated="1048394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  <calcext:conditional-formats>
          <calcext:conditional-format calcext:target-range-address="Sheet1.D2:Sheet1.D181">
            <calcext:condition calcext:apply-style-name="Good" calcext:value="=&quot;y&quot;" calcext:base-cell-address="Sheet1.D2"/>
          </calcext:conditional-format>
          <calcext:conditional-format calcext:target-range-address="Sheet1.D2:Sheet1.D181">
            <calcext:condition calcext:apply-style-name="Neutral" calcext:value="=&quot;p&quot;" calcext:base-cell-address="Sheet1.D2"/>
          </calcext:conditional-format>
          <calcext:conditional-format calcext:target-range-address="Sheet1.D2:Sheet1.D181">
            <calcext:condition calcext:apply-style-name="Bad" calcext:value="=&quot;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16:55:27.309303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17:04:39.370355657</meta:creation-date>
    <dc:date>2026-04-19T16:55:45.609536775</dc:date>
    <meta:editing-duration>PT23M29S</meta:editing-duration>
    <meta:editing-cycles>5</meta:editing-cycles>
    <meta:generator>LibreOffice/26.2.2.2$Linux_X86_64 LibreOffice_project/1f77d10d6938fd34972958f64b2bcfa54f8b1ba5</meta:generator>
    <meta:document-statistic meta:table-count="1" meta:cell-count="202" meta:object-count="0"/>
  </office:meta>
</office:document-meta>
</file>